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4" style:family="paragraph" style:parent-style-name="Header">
      <style:text-properties officeooo:rsid="001eb081" officeooo:paragraph-rsid="001eb081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4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6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7">
      <style:text-properties fo:color="#000000" loext:opacity="100%" fo:font-size="12pt" fo:font-weight="normal" officeooo:rsid="00214924" officeooo:paragraph-rsid="00214924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4" style:family="paragraph" style:parent-style-name="Text_20_body" style:list-style-name="L6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5" style:family="paragraph" style:parent-style-name="Text_20_body" style:list-style-name="L7">
      <style:text-properties fo:color="#000000" loext:opacity="100%" fo:font-size="12pt" fo:font-weight="bold" officeooo:rsid="00214924" officeooo:paragraph-rsid="00214924" fo:background-color="transparent" style:font-size-asian="12pt" style:font-weight-asian="bold" style:font-size-complex="12pt" style:font-weight-complex="bold"/>
    </style:style>
    <style:style style:name="P16" style:family="paragraph" style:parent-style-name="Text_20_body" style:list-style-name="L4">
      <style:text-properties officeooo:paragraph-rsid="001f8963"/>
    </style:style>
    <style:style style:name="P17" style:family="paragraph" style:parent-style-name="Text_20_body" style:list-style-name="L5">
      <style:text-properties officeooo:paragraph-rsid="001f8963"/>
    </style:style>
    <style:style style:name="P18" style:family="paragraph" style:parent-style-name="Text_20_body" style:list-style-name="L5">
      <style:text-properties officeooo:rsid="001f8963" officeooo:paragraph-rsid="001f8963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b08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2pt" fo:font-weight="normal" officeooo:rsid="001f8963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808080" loext:opacity="100%" fo:font-weight="bold" style:font-weight-asian="bold" style:font-weight-complex="bold"/>
    </style:style>
    <style:style style:name="T9" style:family="text">
      <style:text-properties fo:color="#443205" loext:opacity="100%"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<text:span text:style-name="T4">9</text:span><text:span text:style-name="T1">th</text:span> March, 202<text:span text:style-name="T2">1</text:span></text:p>
      <text:p text:style-name="P1"/>
      <text:p text:style-name="P2"/>
      <text:list xml:id="list3183384124" text:style-name="L1">
        <text:list-item>
          <text:p text:style-name="P6"><text:span text:style-name="T3">Internal meeting with team:</text:span><text:tab/></text:p>
          <text:list>
            <text:list-item>
              <text:list>
                <text:list-item>
                  <text:p text:style-name="P6">Discussed today’s agenda with Ami and Priyank.</text:p>
                </text:list-item>
                <text:list-item>
                  <text:p text:style-name="P6">Explained them my understandings on eVHC(electronic Vehicle Health Checkup).</text:p>
                </text:list-item>
                <text:list-item>
                  <text:p text:style-name="P6">Solved each other’s doubt pertaining to automotive industry. Discussed some terminologies.</text:p>
                </text:list-item>
              </text:list>
            </text:list-item>
          </text:list>
        </text:list-item>
      </text:list>
      <text:p text:style-name="P7"/>
      <text:list xml:id="list2790257696" text:style-name="L4">
        <text:list-item>
          <text:p text:style-name="P13">Call with Harshil:</text:p>
          <text:list>
            <text:list-item>
              <text:list>
                <text:list-item>
                  <text:p text:style-name="P16"><text:span text:style-name="T7">Got updates and reviews on yesterday’s task performed by me as asked for</text:span></text:p>
                </text:list-item>
                <text:list-item>
                  <text:p text:style-name="P8">Had some gaps in understanding on how to perform competitor analysis. Had a call regarding the same to get a better gist of the topic and approach.</text:p>
                </text:list-item>
                <text:list-item>
                  <text:p text:style-name="P8">I needed some changes in sentence formation written for competitor analysis. So, understood the same and made the changes accordingly.</text:p>
                </text:list-item>
              </text:list>
            </text:list-item>
          </text:list>
        </text:list-item>
      </text:list>
      <text:p text:style-name="P9"/>
      <text:list xml:id="list1213172582" text:style-name="L5">
        <text:list-item>
          <text:p text:style-name="P10"><text:span text:style-name="T3">Session</text:span>:</text:p>
          <text:list>
            <text:list-item>
              <text:list>
                <text:list-item>
                  <text:p text:style-name="P17"><text:span text:style-name="T7">Got tips by sir regarding how can one improve one’s communication skill, as it is a important part of upcoming project. Sir suggested some exercises for the same.</text:span></text:p>
                </text:list-item>
                <text:list-item>
                  <text:p text:style-name="P17"><text:span text:style-name="T7">Got explanation regarding scope of a application, how to define it, how to identify it’s starting point and end point.</text:span></text:p>
                </text:list-item>
                <text:list-item>
                  <text:p text:style-name="P18"><text:span text:style-name="T7">G</text:span><text:span text:style-name="T6">ot brief on tasks that needed to be performed.</text:span></text:p>
                </text:list-item>
              </text:list>
            </text:list-item>
          </text:list>
        </text:list-item>
      </text:list>
      <text:p text:style-name="P3"/>
      <text:list xml:id="list1836218956" text:style-name="L6">
        <text:list-item>
          <text:p text:style-name="P14">Self-Study:</text:p>
          <text:list>
            <text:list-item>
              <text:list>
                <text:list-item>
                  <text:p text:style-name="P11">Researched on web for eVHC(electronic vehicle health checkup).</text:p>
                </text:list-item>
                <text:list-item>
                  <text:p text:style-name="P11">Understood what is eVHC, why is it required, how can it be provided as a service and how it is performed.</text:p>
                </text:list-item>
                <text:list-item>
                  <text:p text:style-name="P11">Documented my understanding on the same into a word file.</text:p>
                </text:list-item>
              </text:list>
            </text:list-item>
          </text:list>
        </text:list-item>
      </text:list>
      <text:p text:style-name="P3"/>
      <text:list xml:id="list1885446245" text:style-name="L7">
        <text:list-item>
          <text:p text:style-name="P15"><text:soft-page-break/>Documentation Skills:</text:p>
          <text:list>
            <text:list-item>
              <text:list>
                <text:list-item>
                  <text:p text:style-name="P12">Learnt about indentation tool used in excel.</text:p>
                </text:list-item>
                <text:list-item>
                  <text:p text:style-name="P12">Searched how a header/footer can be edited in word.</text:p>
                </text:list-item>
                <text:list-item>
                  <text:p text:style-name="P12">Also, searched that how to use a watermark in a document.</text:p>
                </text:list-item>
              </text:list>
            </text:list-item>
          </text:list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b081" officeooo:paragraph-rsid="001eb081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104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9T19:13:52.527000000</dc:date>
    <meta:editing-duration>PT1H4M25S</meta:editing-duration>
    <meta:editing-cycles>11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3" meta:word-count="246" meta:character-count="1506" meta:non-whitespace-character-count="1195"/>
  </office:meta>
</office:document-meta>
</file>